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d558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d558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VI</text:span><text:span text:style-name="T5">I</text:span></text:p>
      <text:p text:style-name="P2"><text:span text:style-name="T6">Утром понедельника, Павел с деловым видом в новом пальто направлялся к зданию университета. На лице его была довольная улыбка. В этот раз он приехал рано, и аудитория была еще пуста. Однако Дарья уже приехала, и вещи ее лежали на столе. Павел поднялся на свое место, достал гитару и, закрыв глаза, начал петь грустную песню на французском. Даша тихо зашла в аудиторию и, присев за стол, наблюдала за ним, наслаждаясь игрой на гитаре и прекрасным мужским голосом. Павел открыл глаза и, увидев ее, сразу прекратил играть.</text:span></text:p>
      <text:p text:style-name="P2"><text:span text:style-name="T6">–Прошу прощения, Дарья Дмитриевна, – сказал он, убирая гитару.</text:span></text:p>
      <text:p text:style-name="P2"><text:span text:style-name="T6">–Ничего, Павел, – ответила она сухо, сделав серьезный вид.</text:span></text:p>
      <text:p text:style-name="P2"><text:span text:style-name="T6">Парень загадочно улыбнулся и устремил взгляд в экран ноутбука. Даша сидела за столом и о чем-то думала. </text:span></text:p>
      <text:p text:style-name="P2"><text:span text:style-name="T6">–Нет, я так больше не могу! – вдруг сказал Павел, спускаясь вниз. </text:span></text:p>
      <text:p text:style-name="P2"><text:span text:style-name="T6">–У вас все хорошо? – спросила Дарья.</text:span></text:p>
      <text:p text:style-name="P2"><text:span text:style-name="T6">Молодой человек подошел к ее столу. </text:span></text:p>
      <text:p text:style-name="P2"><text:span text:style-name="T6">–Я хотел сказать… – голос его дрогнул.</text:span></text:p>
      <text:p text:style-name="P2"><text:span text:style-name="T6">–Слушаю вас.</text:span></text:p>
      <text:p text:style-name="P2"><text:span text:style-name="T6">Павел посмотрел ей в глаза, после чего окинул взглядом с головы до ног и произнес:</text:span></text:p>
      <text:p text:style-name="P2"><text:span text:style-name="T6">–Я должен извиниться перед тобой за мое поведение.</text:span></text:p>
      <text:p text:style-name="P2"><text:span text:style-name="T6">–Перед вами, товарищ Алехин. Это все, что вы хотели сказать?</text:span></text:p>
      <text:p text:style-name="P2"><text:span text:style-name="T6">Павел молчал. Он стоял, глядя в глаза девушке. Даша все поняла. </text:span></text:p>
      <text:p text:style-name="P2"><text:span text:style-name="T6">–Паша, прости, но я не могу… – начала, было, она.</text:span></text:p>
      <text:p text:style-name="P2"><text:soft-page-break/><text:span text:style-name="T6">–Даша, я прошу, дай мне лишь шанс. Но не говори ничего. А просто, если ты согласишься, приезжай в парк сегодня в 18:40. 4 аллея, третья лавочка слева. Подумай. Я не тороплю. Я пойму любое твое решение. </text:span></text:p>
      <text:p text:style-name="P2"><text:span text:style-name="T6">Павел поправил пиджак и пошел наверх. В аудитории начали собираться студенты. До начала занятия оставалось 10 минут. Павел и Дарья сидели в разных концах аудитории, глядя друг на друга. Резко Даша встала из-за стола и поспешно вышл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6:46.062000000</meta:creation-date>
    <dc:date>2022-05-15T19:17:06.698000000</dc:date>
    <meta:editing-duration>PT20S</meta:editing-duration>
    <meta:editing-cycles>1</meta:editing-cycles>
    <meta:document-statistic meta:table-count="0" meta:image-count="0" meta:object-count="0" meta:page-count="2" meta:paragraph-count="17" meta:word-count="276" meta:character-count="1675" meta:non-whitespace-character-count="1404"/>
    <meta:generator>LibreOffice/7.2.2.2$Windows_X86_64 LibreOffice_project/02b2acce88a210515b4a5bb2e46cbfb63fe97d56</meta:generator>
  </office:meta>
</office:document-meta>
</file>